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7146in" table:align="left"/>
    </style:style>
    <style:style style:name="Table1.A" style:family="table-column">
      <style:table-column-properties style:column-width="1.1632in"/>
    </style:style>
    <style:style style:name="Table1.B" style:family="table-column">
      <style:table-column-properties style:column-width="1.5569in"/>
    </style:style>
    <style:style style:name="Table1.C" style:family="table-column">
      <style:table-column-properties style:column-width="2.9944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5.7146in" table:align="left"/>
    </style:style>
    <style:style style:name="Table2.A" style:family="table-column">
      <style:table-column-properties style:column-width="5.7146in"/>
    </style:style>
    <style:style style:name="Table2.A1" style:family="table-cell">
      <style:table-cell-properties style:vertical-align="middle"/>
    </style:style>
    <style:style style:name="P1" style:family="paragraph" style:parent-style-name="Table_20_Contents">
      <style:paragraph-properties fo:margin-left="0.4925in" fo:margin-right="0in" fo:text-indent="0in" style:auto-text-indent="false"/>
    </style:style>
    <style:style style:name="P2" style:family="paragraph" style:parent-style-name="Table_20_Contents">
      <style:paragraph-properties fo:margin-left="0.4925in" fo:margin-right="0in" fo:text-indent="0in" style:auto-text-indent="false"/>
      <style:text-properties fo:font-weight="bold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in" fo:margin-bottom="0in"/>
      <style:text-properties fo:font-weight="normal"/>
    </style:style>
    <style:style style:name="P7" style:family="paragraph" style:parent-style-name="Text_20_body">
      <style:paragraph-properties fo:margin-top="0in" fo:margin-bottom="0in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-0.492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bold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350<text:tab/><text:tab/><text:tab/><text:tab/>Homework 6<text:tab/><text:tab/><text:tab/><text:tab/><text:tab/><text:tab/> <text:s text:c="6"/>Tim Duffy</text:p>
      <text:p text:style-name="Standard"/>
      <text:p text:style-name="P9"/>
      <text:p text:style-name="P10">1) Consider the following specification of three periodic tasks: <text:bookmark text:name="table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eriod</text:p>
          </table:table-cell>
          <table:table-cell table:style-name="Table1.A1" office:value-type="string">
            <text:p text:style-name="P2">CPU time / Period</text:p>
          </table:table-cell>
        </table:table-row>
        <table:table-row>
          <table:table-cell table:style-name="Table1.A1" office:value-type="string">
            <text:p text:style-name="P2">Task 1</text:p>
          </table:table-cell>
          <table:table-cell table:style-name="Table1.A1" office:value-type="string">
            <text:p text:style-name="P1">T seconds</text:p>
          </table:table-cell>
          <table:table-cell table:style-name="Table1.A1" office:value-type="string">
            <text:p text:style-name="P1">1 seconds</text:p>
          </table:table-cell>
        </table:table-row>
        <table:table-row>
          <table:table-cell table:style-name="Table1.A1" office:value-type="string">
            <text:p text:style-name="P2">Task 2</text:p>
          </table:table-cell>
          <table:table-cell table:style-name="Table1.A1" office:value-type="string">
            <text:p text:style-name="P1">5 seconds</text:p>
          </table:table-cell>
          <table:table-cell table:style-name="Table1.A1" office:value-type="string">
            <text:p text:style-name="P1">1 second</text:p>
          </table:table-cell>
        </table:table-row>
        <table:table-row>
          <table:table-cell table:style-name="Table1.A1" office:value-type="string">
            <text:p text:style-name="P2">Task 3</text:p>
          </table:table-cell>
          <table:table-cell table:style-name="Table1.A1" office:value-type="string">
            <text:p text:style-name="P1">7 seconds</text:p>
          </table:table-cell>
          <table:table-cell table:style-name="Table1.A1" office:value-type="string">
            <text:p text:style-name="P1">2 seconds</text:p>
          </table:table-cell>
        </table:table-row>
      </table:table>
      <text:p text:style-name="P3"/>
      <text:list xml:id="list2143697933" text:style-name="L1">
        <text:list-item>
          <text:p text:style-name="P13">What is the minimum value of T that would result in a schedulable system using Rate Monotonic Scheduling? </text:p>
        </text:list-item>
      </text:list>
      <text:p text:style-name="P4"><text:tab/><text:tab/></text:p>
      <text:p text:style-name="P4"><text:tab/><text:tab/>RMS is schedulable if the sum of each Ci/Ti &lt;= N(2^(1/N) - 1)</text:p>
      <text:p text:style-name="P4"><text:tab/><text:tab/>(2/7 + 1/5 + 1/T) &lt;= 3(2^(1/3) - 1)</text:p>
      <text:p text:style-name="P6"><text:span text:style-name="T3"><text:tab/><text:tab/></text:span><text:bookmark text:name="topstuff"/><text:span text:style-name="T3">0.485714286 + 1/T = </text:span><text:bookmark text:name="topstuff1"/><text:span text:style-name="T3">0.77976315<text:tab/>- removing the less than will give us the minimum</text:span></text:p>
      <text:p text:style-name="P6"><text:span text:style-name="T3"><text:tab/><text:tab/>1/T = </text:span><text:bookmark text:name="topstuff2"/><text:span text:style-name="T3">0.294048864<text:tab/><text:tab/><text:tab/>- value of T that will work</text:span></text:p>
      <text:p text:style-name="P5"/>
      <text:p text:style-name="P4"><text:span text:style-name="T2"><text:tab/><text:tab/>T =</text:span><text:bookmark text:name="topstuff3"/><text:span text:style-name="T2"> 3.4 seconds</text:span><text:tab/><text:tab/></text:p>
      <text:p text:style-name="P4"><text:tab/><text:tab/></text:p>
      <text:list xml:id="list482890905" text:continue-numbering="true" text:style-name="L1">
        <text:list-item>
          <text:p text:style-name="P13">Show the first 21 seconds of execution of the system above using the value of T that you obtained in part (a) above. Assume that all tasks are started at time 0 and that RMS scheduling is used. </text:p>
        </text:list-item>
      </text:list>
      <text:p text:style-name="P4"/>
      <text:p text:style-name="P4"><text:tab/><text:tab/>t = 0:<text:tab/><text:tab/>Task 1 begins (smallest period = highest priority)</text:p>
      <text:p text:style-name="P4"><text:tab/><text:tab/>t = 1:<text:tab/><text:tab/>Task 2 begins</text:p>
      <text:p text:style-name="P4"><text:tab/><text:tab/>t = 2:<text:tab/><text:tab/>Task 3 begins</text:p>
      <text:p text:style-name="P4"><text:tab/><text:tab/>t = 3.4:<text:tab/><text:tab/>Task 3 is suspended (0.6 remain), Task 1 begins </text:p>
      <text:p text:style-name="P4"><text:tab/><text:tab/>t = 4.4:<text:tab/><text:tab/>Task 3 resumes</text:p>
      <text:p text:style-name="P4"><text:tab/><text:tab/>t = 5:<text:tab/><text:tab/>Task 2 begins</text:p>
      <text:p text:style-name="P4"><text:tab/><text:tab/>t = 6:<text:tab/><text:tab/>Idle!</text:p>
      <text:p text:style-name="P4"><text:tab/><text:tab/>t = 6.8:<text:tab/><text:tab/>Task 1 begins</text:p>
      <text:p text:style-name="P4"><text:tab/><text:tab/>t = 7.8:<text:tab/><text:tab/>Task 3 begins</text:p>
      <text:p text:style-name="P4"><text:tab/><text:tab/>t = 10:<text:tab/><text:tab/>Task 2 begins</text:p>
      <text:p text:style-name="P4"><text:tab/><text:tab/>t = 10.2:<text:tab/>Task 2 suspended (0.8 left), Task 1 begins</text:p>
      <text:p text:style-name="P4"><text:tab/><text:tab/>t = 11.2:<text:tab/>Task 2 resumes</text:p>
      <text:p text:style-name="P4"><text:tab/><text:tab/>t = 13.6:<text:tab/>Task 1 begins</text:p>
      <text:p text:style-name="P4"><text:tab/><text:tab/>t = 14.6:<text:tab/>Task 3 begins</text:p>
      <text:p text:style-name="P4"><text:tab/><text:tab/>t = 15:<text:tab/><text:tab/>Task 3 suspended (1.6 left), Task 2 begins</text:p>
      <text:p text:style-name="P4"><text:tab/><text:tab/>t = 16:<text:tab/><text:tab/>Task 3 resumes</text:p>
      <text:p text:style-name="P4"><text:tab/><text:tab/>t = 17:<text:tab/><text:tab/>Task 3 suspended ( 0.6 left), Task 1 begins</text:p>
      <text:p text:style-name="P4"><text:tab/><text:tab/>t = 18:<text:tab/><text:tab/>Task 3 resumes</text:p>
      <text:p text:style-name="P4"><text:tab/><text:tab/>t = 20:<text:tab/><text:tab/>Task 2 begins</text:p>
      <text:p text:style-name="P4"><text:tab/><text:tab/>t = 20.4:<text:tab/>Task 2 suspended ( 0.6 left), Task 1 begins</text:p>
      <text:p text:style-name="P4"><text:tab/><text:tab/>t = 21.4:<text:tab/>Task 2 resumes</text:p>
      <text:p text:style-name="P4"><text:tab/></text:p>
      <text:p text:style-name="P4"/>
      <text:p text:style-name="P4"/>
      <text:list xml:id="list339060102" text:continue-numbering="true" text:style-name="L1">
        <text:list-item>
          <text:p text:style-name="P13"><text:soft-page-break/>What is the minimum value of T that would result in a schedulable system using Earliest Deadline First?</text:p>
        </text:list-item>
      </text:list>
      <text:p text:style-name="P4"><text:tab/></text:p>
      <text:p text:style-name="P4"><text:tab/><text:tab/>RMS is schedulable if the sum of each Ci/Ti &lt;= 1</text:p>
      <text:p text:style-name="P4"><text:tab/><text:tab/>(2/7 + 1/5 + 1/T) &lt;= 1</text:p>
      <text:p text:style-name="P8"><text:tab/><text:tab/>0.485714286 + 1/T = 1</text:p>
      <text:p text:style-name="P6"><text:span text:style-name="T3"><text:tab/><text:tab/>1/T = </text:span><text:bookmark text:name="topstuff4"/><text:span text:style-name="T3">0.514285714</text:span></text:p>
      <text:p text:style-name="P7"/>
      <text:p text:style-name="P6"><text:span text:style-name="T3"><text:tab/><text:tab/>T = </text:span><text:bookmark text:name="topstuff5"/><text:span text:style-name="T1">1.94 seconds</text:span></text:p>
      <text:p text:style-name="P4"/>
      <text:list xml:id="list1041340603" text:continue-numbering="true" text:style-name="L1">
        <text:list-item>
          <text:p text:style-name="P11">Show the first 21 seconds of execution of the system above using the value of T that you obtained in part (c) above. Assume that all tasks are started at time 0 and that EDF scheduling is used.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">1.94 seconds <text:s text:c="8"/>1</text:p>
          </table:table-cell>
        </table:table-row>
        <table:table-row>
          <table:table-cell table:style-name="Table2.A1" office:value-type="string">
            <text:p text:style-name="P1">5 seconds <text:s text:c="13"/>1</text:p>
          </table:table-cell>
        </table:table-row>
        <table:table-row>
          <table:table-cell table:style-name="Table2.A1" office:value-type="string">
            <text:p text:style-name="P1">7 seconds <text:s text:c="13"/>2</text:p>
          </table:table-cell>
        </table:table-row>
      </table:table>
      <text:p text:style-name="Standard"><text:tab/><text:tab/></text:p>
      <text:p text:style-name="Standard"><text:tab/><text:tab/>t = 0.00:<text:tab/>Task 1 begins (deadline at 1.94)</text:p>
      <text:p text:style-name="Standard"><text:tab/><text:tab/>t = 1.00:<text:tab/>Task 2 begins (deadline at 5.00)</text:p>
      <text:p text:style-name="Standard"><text:tab/><text:tab/>t = 1.94:<text:tab/>Task 2 suspended (0.06 remaining), Task 1 begins (deadline at 3.88)</text:p>
      <text:p text:style-name="Standard"><text:tab/><text:tab/>t = 2.94:<text:tab/>Task 2 resumes and completes</text:p>
      <text:p text:style-name="Standard"><text:tab/><text:tab/>t = 3.00:<text:tab/>Task 3 begins (deadline at 7.00)</text:p>
      <text:p text:style-name="Standard"><text:tab/><text:tab/>t = 3.88:<text:tab/>Task 3 suspended (1.12 remaining), Task 1 begins (deadline at 5.82)</text:p>
      <text:p text:style-name="Standard"><text:tab/><text:tab/>t = 4.88:<text:tab/>Task 3 resumes and completes</text:p>
      <text:p text:style-name="Standard"><text:tab/><text:tab/>t = 6.00:<text:tab/>Task 1 begins (deadline at 7.76)</text:p>
      <text:p text:style-name="Standard"><text:tab/><text:tab/>t = 7.00:<text:tab/>Task 2 begins (deadline at 10.00)</text:p>
      <text:p text:style-name="Standard"><text:tab/><text:tab/>t = 7.76:<text:tab/>Task 2 suspended (0.24 remaining), Task 1 begins (deadline at 9.7)</text:p>
      <text:p text:style-name="Standard"><text:tab/><text:tab/>t = 8.76:<text:tab/>Task 2 resumes and completes</text:p>
      <text:p text:style-name="Standard"><text:tab/><text:tab/>t = 9.00:<text:tab/>Task <text:s/>3 begins (deadline at 14.00)</text:p>
      <text:p text:style-name="Standard"><text:tab/><text:tab/>t = 9.70:<text:tab/>Task 3 suspended (1.30 remaining), Task 1 begins (deadline at 11.64)</text:p>
      <text:p text:style-name="Standard"><text:tab/><text:tab/>t = 10.70:<text:tab/>Task 3 resumes</text:p>
      <text:p text:style-name="Standard"><text:tab/><text:tab/>t = 11.64:<text:tab/>Task 3 suspended (0.36 remaining), Task 1 begins (deadline at 13.58)<text:line-break/><text:tab/><text:tab/>t = 12.64:<text:tab/>Task 3 resumes and completes</text:p>
      <text:p text:style-name="Standard"><text:tab/><text:tab/>t = 13.00:<text:tab/>Task 2 begins (deadline at 15)</text:p>
      <text:p text:style-name="Standard"><text:tab/><text:tab/>t = 14.00:<text:tab/>Task 1 begins (deadline at 15.52)</text:p>
      <text:p text:style-name="Standard"><text:tab/><text:tab/>t = 15.00: <text:tab/>Task 3 begins (deadline at 21)</text:p>
      <text:p text:style-name="Standard"><text:tab/><text:tab/>t = 15.52:<text:tab/>Task 3 suspended (1.48 remaining), Task 1 begins (deadline at 17.46)</text:p>
      <text:p text:style-name="Standard"><text:tab/><text:tab/>t = 16.52:<text:tab/>Task 2 begins (deadline at 20)</text:p>
      <text:p text:style-name="Standard"><text:tab/><text:tab/>t = 17.46:<text:tab/>Task 2 suspended (0.06 remaining), Task 1 begins (deadline at 19.4)</text:p>
      <text:p text:style-name="Standard"><text:tab/><text:tab/>t = 18.46:<text:tab/>Task 2 resumes and completes</text:p>
      <text:p text:style-name="Standard"><text:tab/><text:tab/>t = 18.52:<text:tab/>Task 3 resumes and completes</text:p>
      <text:p text:style-name="Standard"><text:tab/><text:tab/>t = 20.00:<text:tab/>Task 1 begins (deadline at 21.34)</text:p>
      <text:p text:style-name="Standard"><text:tab/><text:tab/>t = 21.00:<text:tab/>Task <text:s/>2 begins (deadline at 25)</text:p>
      <text:p text:style-name="Standard"><text:tab/><text:tab/>t = 21.34:<text:tab/>Task 2 suspended (0.66 remaining), Task 1 begins (deadline at 23.28)</text:p>
      <text:p text:style-name="Standard"><text:tab/><text:tab/></text:p>
      <text:p text:style-name="Standard"/>
      <text:p text:style-name="Standard"/>
      <text:p text:style-name="Standard"/>
      <text:p text:style-name="Standard"><text:soft-page-break/>2) a. Show that starvation is possible in the above system. Specifically, describe a particular scenario under which starvation is possible. </text:p>
      <text:p text:style-name="Standard"/>
      <text:p text:style-name="Standard"><text:tab/><text:tab/>Starvation is possible for requests for files that have been removed from the cache, and <text:tab/><text:tab/><text:tab/>then are called again. Say the file with ID #1 is requested. At first, it will be placed in <text:tab/><text:tab/><text:tab/>Q2, then the file will be stored in the cache. Eventually, it will be replaced by another <text:tab/><text:tab/><text:tab/>file after the cache fills up.</text:p>
      <text:p text:style-name="Standard"/>
      <text:p text:style-name="Standard"><text:tab/><text:tab/>Now, the next time the file #1 is requested, it will not be found in the cache, so the <text:tab/><text:tab/><text:tab/>request for file #1 will be moved to Q2. This is when starvation occurs. Since everything <text:tab/><text:tab/>currently in the cache is greater than #1, only requests for files greater than 1 will be <text:tab/><text:tab/><text:tab/>taken from Q2 (according to rule ii). following the given rules, there is no way for this <text:tab/><text:tab/><text:tab/>request to be served.</text:p>
      <text:p text:style-name="Standard"/>
      <text:list xml:id="list1481878745" text:style-name="L2">
        <text:list-item text:start-value="2">
          <text:p text:style-name="P14">What kind of disk scheduling algorithm was your friend thinking of when he suggested the above fix? </text:p>
        </text:list-item>
      </text:list>
      <text:p text:style-name="P4"><text:tab/></text:p>
      <text:p text:style-name="P4"><text:tab/><text:tab/>He was thinking of the N-Step SCAN.</text:p>
      <text:p text:style-name="P4"/>
      <text:list xml:id="list1699596998" text:continue-numbering="true" text:style-name="L2">
        <text:list-item>
          <text:p text:style-name="P14">Discuss the effect of N on the effectiveness of the cache (i.e., is a large N better for improving the cache performance or is a small N better?) </text:p>
        </text:list-item>
      </text:list>
      <text:p text:style-name="P4"/>
      <text:p text:style-name="P4"><text:tab/><text:tab/>A larger N will cause cache effectiveness to decrease. As N decreases, there is less of a <text:tab/><text:tab/><text:tab/>chance that a request will go unfulfilled. The faster the file is moved to cache, the more <text:tab/><text:tab/><text:tab/>likely it is to be in the cache when requested again. For example, say a file is needed <text:tab/><text:tab/><text:tab/>every 5 seconds. If, as in part a, the process starves, any requests for this file will result <text:tab/><text:tab/><text:tab/>in a cache miss. However, a smaller N will reduce the chance of starvation, improving <text:tab/><text:tab/><text:tab/>cache performance.</text:p>
      <text:p text:style-name="P4"/>
      <text:list xml:id="list1179078419" text:continue-numbering="true" text:style-name="L2">
        <text:list-item>
          <text:p text:style-name="P12">Discuss the effect of N on the fairness of the above system (i.e., is a large N better for improving fairness or is a small N better for fairness?) </text:p>
        </text:list-item>
      </text:list>
      <text:p text:style-name="Standard"><text:tab/><text:tab/>A smaller N will increase fairness to requests. As N decreases, fewer and fewer <text:tab/><text:tab/><text:tab/><text:tab/>requests will be able to pass by any other requests. As a result, the worst case wait time <text:tab/><text:tab/><text:tab/>for any request will decrease. If, for example, N=1, a process will never have to wait for <text:tab/><text:tab/>another before it begins service. However, if N is large, then there is a greater chance of <text:tab/><text:tab/><text:tab/>starvation, as explained in part a.</text:p>
      <text:p text:style-name="Standard"/>
      <text:p text:style-name="Standard">3. What did you expect the results to show? Did they match your expectations? </text:p>
      <text:p text:style-name="Standard"><text:tab/><text:tab/></text:p>
      <text:p text:style-name="Standard"><text:tab/><text:tab/>I expect the FCFS and Random scheduling processes will have similar response times <text:tab/><text:tab/><text:tab/>and total head movement. I suspect that the SCAN scheduling process will trade off total<text:tab/><text:tab/>head movement for <text:s/>response time. </text:p>
      <text:p text:style-name="Standard"/>
      <text:p text:style-name="Standard"><text:tab/><text:tab/>My results back my expectations. They show that Random has the quickest response <text:tab/><text:tab/><text:tab/>time by far, but has the most total head movement. SCAN certainly has the least total <text:s/><text:tab/><text:tab/><text:tab/>head movement, but averages the slowest response time. The response time for FCFS <text:tab/><text:tab/><text:tab/>falls in the middle of the two others, and total head movement is similar to that of <text:tab/><text:tab/><text:tab/>Random schedul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03-30T00:56:44</meta:creation-date>
    <dc:date>2011-04-05T09:29:51</dc:date>
    <dc:creator>Tim Duffy</dc:creator>
    <meta:editing-duration>PT4H40M16S</meta:editing-duration>
    <meta:editing-cycles>5</meta:editing-cycles>
    <meta:generator>OpenOffice.org/3.3$Unix OpenOffice.org_project/330m20$Build-9567</meta:generator>
    <meta:document-statistic meta:table-count="2" meta:image-count="0" meta:object-count="0" meta:page-count="3" meta:paragraph-count="97" meta:word-count="1177" meta:character-count="6238"/>
  </office:meta>
</office:document-meta>
</file>